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1.767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0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Aluminium</text:p>
          </table:table-cell>
          <table:table-cell table:number-columns-repeated="10"/>
        </table:table-row>
        <table:table-row table:style-name="ro2">
          <table:table-cell office:value-type="string">
            <text:p>Länge (cm)</text:p>
          </table:table-cell>
          <table:table-cell office:value-type="string">
            <text:p>Cnt</text:p>
          </table:table-cell>
          <table:table-cell office:value-type="string">
            <text:p>Zeit (min)</text:p>
          </table:table-cell>
          <table:table-cell office:value-type="string">
            <text:p>Cnt/min* (1/min)</text:p>
          </table:table-cell>
          <table:table-cell office:value-type="string">
            <text:p>Zerf.k. (1/m)</text:p>
          </table:table-cell>
          <table:table-cell/>
          <table:table-cell office:value-type="string">
            <text:p>HWD (m)</text:p>
          </table:table-cell>
          <table:table-cell table:number-columns-repeated="2"/>
          <table:table-cell office:value-type="string">
            <text:p>Fehler: ZK</text:p>
          </table:table-cell>
          <table:table-cell office:value-type="string">
            <text:p>Fehler: HWD (m)</text:p>
          </table:table-cell>
        </table:table-row>
        <table:table-row table:style-name="ro1">
          <table:table-cell table:style-name="ce1" office:value-type="float" office:value="0">
            <text:p>0,0</text:p>
          </table:table-cell>
          <table:table-cell office:value-type="float" office:value="3073">
            <text:p>3073</text:p>
          </table:table-cell>
          <table:table-cell office:value-type="float" office:value="2">
            <text:p>2</text:p>
          </table:table-cell>
          <table:table-cell table:formula="of:=([.B3]-[.$B$29])/[.C3]" office:value-type="float" office:value="1497.66666666667">
            <text:p>1497,67</text:p>
          </table:table-cell>
          <table:table-cell table:number-columns-repeated="7"/>
        </table:table-row>
        <table:table-row table:style-name="ro1">
          <table:table-cell table:style-name="ce1" office:value-type="float" office:value="2.5">
            <text:p>2,5</text:p>
          </table:table-cell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 table:formula="of:=([.B4]-[.$B$29])/[.C4]" office:value-type="float" office:value="1055.16666666667">
            <text:p>1055,17</text:p>
          </table:table-cell>
          <table:table-cell table:formula="of:=-LN([.D4]/[.$D$3])/([.A4]/100)" office:value-type="float" office:value="14.0083843634391">
            <text:p>14,01</text:p>
          </table:table-cell>
          <table:table-cell/>
          <table:table-cell table:style-name="ce6" table:formula="of:=LN(2)/[.E4]" office:value-type="float" office:value="0.0494808796344144">
            <text:p>0,0495</text:p>
          </table:table-cell>
          <table:table-cell table:number-columns-repeated="2"/>
          <table:table-cell table:formula="of:=ABS(LN([.D4]/[.$D$3])/([.A4]/100)^2)*[.$B$33]*[.A4]/5+100/([.D4]*[.A4])*SQRT([.D4])+100/([.$D$3]*[.A4])*SQRT([.$D$3])" office:value-type="float" office:value="2.36305935375353">
            <text:p>2,36</text:p>
          </table:table-cell>
          <table:table-cell table:style-name="ce2" table:formula="of:=LN(2)/[.E4]^2*[.J4]" office:value-type="float" office:value="0.00834687658608401">
            <text:p>0,00835</text:p>
          </table:table-cell>
        </table:table-row>
        <table:table-row table:style-name="ro1">
          <table:table-cell table:style-name="ce1" office:value-type="float" office:value="5">
            <text:p>5,0</text:p>
          </table:table-cell>
          <table:table-cell office:value-type="float" office:value="1599">
            <text:p>1599</text:p>
          </table:table-cell>
          <table:table-cell office:value-type="float" office:value="2">
            <text:p>2</text:p>
          </table:table-cell>
          <table:table-cell table:formula="of:=([.B5]-[.$B$29])/[.C5]" office:value-type="float" office:value="760.666666666667">
            <text:p>760,67</text:p>
          </table:table-cell>
          <table:table-cell table:formula="of:=-LN([.D5]/[.$D$3])/([.A5]/100)" office:value-type="float" office:value="13.5493675729628">
            <text:p>13,55</text:p>
          </table:table-cell>
          <table:table-cell/>
          <table:table-cell table:style-name="ce6" table:formula="of:=LN(2)/[.E5]" office:value-type="float" office:value="0.0511571611610193">
            <text:p>0,0512</text:p>
          </table:table-cell>
          <table:table-cell table:number-columns-repeated="2"/>
          <table:table-cell table:formula="of:=ABS(LN([.D5]/[.$D$3])/([.A5]/100)^2)*[.$B$33]*[.A5]/5+100/([.D5]*[.A5])*SQRT([.D5])+100/([.$D$3]*[.A5])*SQRT([.$D$3])" office:value-type="float" office:value="1.33680373236961">
            <text:p>1,34</text:p>
          </table:table-cell>
          <table:table-cell table:style-name="ce2" table:formula="of:=LN(2)/[.E5]^2*[.J5]" office:value-type="float" office:value="0.00504725284108078">
            <text:p>0,00505</text:p>
          </table:table-cell>
        </table:table-row>
        <table:table-row table:style-name="ro1">
          <table:table-cell table:style-name="ce1" office:value-type="float" office:value="7.5">
            <text:p>7,5</text:p>
          </table:table-cell>
          <table:table-cell office:value-type="float" office:value="1137">
            <text:p>1137</text:p>
          </table:table-cell>
          <table:table-cell office:value-type="float" office:value="2">
            <text:p>2</text:p>
          </table:table-cell>
          <table:table-cell table:formula="of:=([.B6]-[.$B$29])/[.C6]" office:value-type="float" office:value="529.666666666667">
            <text:p>529,67</text:p>
          </table:table-cell>
          <table:table-cell table:formula="of:=-LN([.D6]/[.$D$3])/([.A6]/100)" office:value-type="float" office:value="13.8588765671126">
            <text:p>13,86</text:p>
          </table:table-cell>
          <table:table-cell/>
          <table:table-cell table:style-name="ce6" table:formula="of:=LN(2)/[.E6]" office:value-type="float" office:value="0.0500146730655498">
            <text:p>0,0500</text:p>
          </table:table-cell>
          <table:table-cell table:number-columns-repeated="2"/>
          <table:table-cell table:formula="of:=ABS(LN([.D6]/[.$D$3])/([.A6]/100)^2)*[.$B$33]*[.A6]/5+100/([.D6]*[.A6])*SQRT([.D6])+100/([.$D$3]*[.A6])*SQRT([.$D$3])" office:value-type="float" office:value="1.02089059993637">
            <text:p>1,02</text:p>
          </table:table-cell>
          <table:table-cell table:style-name="ce2" table:formula="of:=LN(2)/[.E6]^2*[.J6]" office:value-type="float" office:value="0.00368424593034302">
            <text:p>0,00368</text:p>
          </table:table-cell>
        </table:table-row>
        <table:table-row table:style-name="ro1">
          <table:table-cell table:style-name="ce1" office:value-type="float" office:value="10">
            <text:p>10,0</text:p>
          </table:table-cell>
          <table:table-cell office:value-type="float" office:value="813">
            <text:p>813</text:p>
          </table:table-cell>
          <table:table-cell office:value-type="float" office:value="2">
            <text:p>2</text:p>
          </table:table-cell>
          <table:table-cell table:formula="of:=([.B7]-[.$B$29])/[.C7]" office:value-type="float" office:value="367.666666666667">
            <text:p>367,67</text:p>
          </table:table-cell>
          <table:table-cell table:formula="of:=-LN([.D7]/[.$D$3])/([.A7]/100)" office:value-type="float" office:value="14.0448688981666">
            <text:p>14,04</text:p>
          </table:table-cell>
          <table:table-cell/>
          <table:table-cell table:style-name="ce6" table:formula="of:=LN(2)/[.E7]" office:value-type="float" office:value="0.0493523425234983">
            <text:p>0,0494</text:p>
          </table:table-cell>
          <table:table-cell table:number-columns-repeated="2"/>
          <table:table-cell table:formula="of:=ABS(LN([.D7]/[.$D$3])/([.A7]/100)^2)*[.$B$33]*[.A7]/5+100/([.D7]*[.A7])*SQRT([.D7])+100/([.$D$3]*[.A7])*SQRT([.$D$3])" office:value-type="float" office:value="0.878236313329424">
            <text:p>0,88</text:p>
          </table:table-cell>
          <table:table-cell table:style-name="ce2" table:formula="of:=LN(2)/[.E7]^2*[.J7]" office:value-type="float" office:value="0.00308603944018774">
            <text:p>0,00309</text:p>
          </table:table-cell>
        </table:table-row>
        <table:table-row table:style-name="ro1">
          <table:table-cell table:style-name="ce1" office:value-type="float" office:value="12.5">
            <text:p>12,5</text:p>
          </table:table-cell>
          <table:table-cell office:value-type="float" office:value="1529">
            <text:p>1529</text:p>
          </table:table-cell>
          <table:table-cell office:value-type="float" office:value="5">
            <text:p>5</text:p>
          </table:table-cell>
          <table:table-cell table:formula="of:=([.B8]-[.$B$29])/[.C8]" office:value-type="float" office:value="290.266666666667">
            <text:p>290,27</text:p>
          </table:table-cell>
          <table:table-cell table:formula="of:=-LN([.D8]/[.$D$3])/([.A8]/100)" office:value-type="float" office:value="13.1269086376781">
            <text:p>13,13</text:p>
          </table:table-cell>
          <table:table-cell/>
          <table:table-cell table:style-name="ce6" table:formula="of:=LN(2)/[.E8]" office:value-type="float" office:value="0.0528035350661622">
            <text:p>0,0528</text:p>
          </table:table-cell>
          <table:table-cell table:number-columns-repeated="2"/>
          <table:table-cell table:formula="of:=ABS(LN([.D8]/[.$D$3])/([.A8]/100)^2)*[.$B$33]*[.A8]/5+100/([.D8]*[.A8])*SQRT([.D8])+100/([.$D$3]*[.A8])*SQRT([.$D$3])" office:value-type="float" office:value="0.768168652434413">
            <text:p>0,77</text:p>
          </table:table-cell>
          <table:table-cell table:style-name="ce2" table:formula="of:=LN(2)/[.E8]^2*[.J8]" office:value-type="float" office:value="0.00308999030122919">
            <text:p>0,00309</text:p>
          </table:table-cell>
        </table:table-row>
        <table:table-row table:style-name="ro1">
          <table:table-cell table:style-name="ce1" office:value-type="float" office:value="15">
            <text:p>15,0</text:p>
          </table:table-cell>
          <table:table-cell office:value-type="float" office:value="1069">
            <text:p>1069</text:p>
          </table:table-cell>
          <table:table-cell office:value-type="float" office:value="5">
            <text:p>5</text:p>
          </table:table-cell>
          <table:table-cell table:formula="of:=([.B9]-[.$B$29])/[.C9]" office:value-type="float" office:value="198.266666666667">
            <text:p>198,27</text:p>
          </table:table-cell>
          <table:table-cell table:formula="of:=-LN([.D9]/[.$D$3])/([.A9]/100)" office:value-type="float" office:value="13.4803379632277">
            <text:p>13,48</text:p>
          </table:table-cell>
          <table:table-cell/>
          <table:table-cell table:style-name="ce6" table:formula="of:=LN(2)/[.E9]" office:value-type="float" office:value="0.0514191248357974">
            <text:p>0,0514</text:p>
          </table:table-cell>
          <table:table-cell table:number-columns-repeated="2"/>
          <table:table-cell table:formula="of:=ABS(LN([.D9]/[.$D$3])/([.A9]/100)^2)*[.$B$33]*[.A9]/5+100/([.D9]*[.A9])*SQRT([.D9])+100/([.$D$3]*[.A9])*SQRT([.$D$3])" office:value-type="float" office:value="0.740089644447594">
            <text:p>0,74</text:p>
          </table:table-cell>
          <table:table-cell table:style-name="ce2" table:formula="of:=LN(2)/[.E9]^2*[.J9]" office:value-type="float" office:value="0.00282298277100613">
            <text:p>0,00282</text:p>
          </table:table-cell>
        </table:table-row>
        <table:table-row table:style-name="ro1">
          <table:table-cell table:style-name="ce1" office:value-type="float" office:value="17.5">
            <text:p>17,5</text:p>
          </table:table-cell>
          <table:table-cell office:value-type="float" office:value="914">
            <text:p>914</text:p>
          </table:table-cell>
          <table:table-cell office:value-type="float" office:value="5">
            <text:p>5</text:p>
          </table:table-cell>
          <table:table-cell table:formula="of:=([.B10]-[.$B$29])/[.C10]" office:value-type="float" office:value="167.266666666667">
            <text:p>167,27</text:p>
          </table:table-cell>
          <table:table-cell table:formula="of:=-LN([.D10]/[.$D$3])/([.A10]/100)" office:value-type="float" office:value="12.5261387150734">
            <text:p>12,53</text:p>
          </table:table-cell>
          <table:table-cell/>
          <table:table-cell table:style-name="ce6" table:formula="of:=LN(2)/[.E10]" office:value-type="float" office:value="0.0553360613614988">
            <text:p>0,0553</text:p>
          </table:table-cell>
          <table:table-cell table:number-columns-repeated="2"/>
          <table:table-cell table:formula="of:=ABS(LN([.D10]/[.$D$3])/([.A10]/100)^2)*[.$B$33]*[.A10]/5+100/([.D10]*[.A10])*SQRT([.D10])+100/([.$D$3]*[.A10])*SQRT([.$D$3])" office:value-type="float" office:value="0.677172167702694">
            <text:p>0,68</text:p>
          </table:table-cell>
          <table:table-cell table:style-name="ce2" table:formula="of:=LN(2)/[.E10]^2*[.J10]" office:value-type="float" office:value="0.00299150771651629">
            <text:p>0,00299</text:p>
          </table:table-cell>
        </table:table-row>
        <table:table-row table:style-name="ro1">
          <table:table-cell table:number-columns-repeated="3"/>
          <table:table-cell table:style-name="ce3" office:value-type="string">
            <text:p>Mittelwert:</text:p>
          </table:table-cell>
          <table:table-cell table:formula="of:=AVERAGE([.E4:.E10])" office:value-type="float" office:value="13.5135546739515">
            <text:p>13,51</text:p>
          </table:table-cell>
          <table:table-cell/>
          <table:table-cell table:style-name="ce6" table:formula="of:=AVERAGE([.G4:.G10])" office:value-type="float" office:value="0.0513662539497057">
            <text:p>0,0514</text:p>
          </table:table-cell>
          <table:table-cell table:number-columns-repeated="2"/>
          <table:table-cell table:formula="of:=AVERAGE([.J4:.J10])" office:value-type="float" office:value="1.11206006628195">
            <text:p>1,11</text:p>
          </table:table-cell>
          <table:table-cell table:style-name="ce2" table:formula="of:=LN(2)/[.E11]^2*[.J11]" office:value-type="float" office:value="0.00422099172312854">
            <text:p>0,00422</text:p>
          </table:table-cell>
        </table:table-row>
        <table:table-row table:style-name="ro2">
          <table:table-cell table:number-columns-repeated="3"/>
          <table:table-cell table:style-name="ce3" office:value-type="string">
            <text:p>Stdabw:</text:p>
          </table:table-cell>
          <table:table-cell table:formula="of:=STDEV([.E4:.E10])" office:value-type="float" office:value="0.543640472979477">
            <text:p>0,54</text:p>
          </table:table-cell>
          <table:table-cell table:style-name="ce5" table:formula="of:=[.E12]/[.E11]" office:value-type="percentage" office:value="0.0402292724672502">
            <text:p>4,02%</text:p>
          </table:table-cell>
          <table:table-cell table:style-name="ce6" table:formula="of:=STDEV([.G4:.G10])" office:value-type="float" office:value="0.00213342094014562">
            <text:p>0,0021</text:p>
          </table:table-cell>
          <table:table-cell table:style-name="ce5" table:formula="of:=[.G12]/[.G11]" office:value-type="percentage" office:value="0.0415335122984542">
            <text:p>4,15%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Blei</text:p>
          </table:table-cell>
          <table:table-cell table:number-columns-repeated="5"/>
          <table:table-cell table:style-name="ce6"/>
          <table:table-cell table:number-columns-repeated="3"/>
          <table:table-cell table:style-name="ce2"/>
        </table:table-row>
        <table:table-row table:style-name="ro2">
          <table:table-cell office:value-type="string">
            <text:p>Länge (cm)</text:p>
          </table:table-cell>
          <table:table-cell office:value-type="string">
            <text:p>Cnt</text:p>
          </table:table-cell>
          <table:table-cell office:value-type="string">
            <text:p>Zeit (min)</text:p>
          </table:table-cell>
          <table:table-cell office:value-type="string">
            <text:p>Cnt/min* (1/min)</text:p>
          </table:table-cell>
          <table:table-cell office:value-type="string">
            <text:p>Zerf.k. (1/m)</text:p>
          </table:table-cell>
          <table:table-cell/>
          <table:table-cell office:value-type="string">
            <text:p>HWD (m)</text:p>
          </table:table-cell>
          <table:table-cell table:number-columns-repeated="2"/>
          <table:table-cell office:value-type="string">
            <text:p>Fehler: ZK</text:p>
          </table:table-cell>
          <table:table-cell office:value-type="string">
            <text:p>Fehler: HWD (m)</text:p>
          </table:table-cell>
        </table:table-row>
        <table:table-row table:style-name="ro1">
          <table:table-cell table:style-name="ce1" office:value-type="float" office:value="0">
            <text:p>0,0</text:p>
          </table:table-cell>
          <table:table-cell office:value-type="float" office:value="3073">
            <text:p>3073</text:p>
          </table:table-cell>
          <table:table-cell office:value-type="float" office:value="2">
            <text:p>2</text:p>
          </table:table-cell>
          <table:table-cell table:formula="of:=([.B15]-[.$B$29])/[.C15]" office:value-type="float" office:value="1497.66666666667">
            <text:p>1497,67</text:p>
          </table:table-cell>
          <table:table-cell table:number-columns-repeated="2"/>
          <table:table-cell table:style-name="ce6"/>
          <table:table-cell table:number-columns-repeated="3"/>
          <table:table-cell table:style-name="ce2"/>
        </table:table-row>
        <table:table-row table:style-name="ro1">
          <table:table-cell table:style-name="ce1" office:value-type="float" office:value="0.5">
            <text:p>0,5</text:p>
          </table:table-cell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formula="of:=([.B16]-[.$B$29])/[.C16]" office:value-type="float" office:value="1133.66666666667">
            <text:p>1133,67</text:p>
          </table:table-cell>
          <table:table-cell table:formula="of:=-LN([.D16]/[.$D$3])/([.A16]/100)" office:value-type="float" office:value="55.6902248125929">
            <text:p>55,69</text:p>
          </table:table-cell>
          <table:table-cell/>
          <table:table-cell table:style-name="ce6" table:formula="of:=LN(2)/[.E16]" office:value-type="float" office:value="0.0124464784060848">
            <text:p>0,0124</text:p>
          </table:table-cell>
          <table:table-cell table:number-columns-repeated="2"/>
          <table:table-cell table:formula="of:=ABS(LN([.D16]/[.$D$3])/([.A16]/100)^2)*[.$B$33]*[.A16]+100/([.D16]*[.A16])*SQRT([.D16])+100/([.$D$3]*[.A16])*SQRT([.$D$3])" office:value-type="float" office:value="13.0571685734071">
            <text:p>13,06</text:p>
          </table:table-cell>
          <table:table-cell table:style-name="ce2" table:formula="of:=LN(2)/[.E16]^2*[.J16]" office:value-type="float" office:value="0.00291820992356224">
            <text:p>0,00292</text:p>
          </table:table-cell>
        </table:table-row>
        <table:table-row table:style-name="ro1">
          <table:table-cell table:style-name="ce1" office:value-type="float" office:value="1">
            <text:p>1,0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formula="of:=([.B17]-[.$B$29])/[.C17]" office:value-type="float" office:value="854.666666666667">
            <text:p>854,67</text:p>
          </table:table-cell>
          <table:table-cell table:formula="of:=-LN([.D17]/[.$D$3])/([.A17]/100)" office:value-type="float" office:value="56.0952091029599">
            <text:p>56,1</text:p>
          </table:table-cell>
          <table:table-cell/>
          <table:table-cell table:style-name="ce6" table:formula="of:=LN(2)/[.E17]" office:value-type="float" office:value="0.0123566199617459">
            <text:p>0,0124</text:p>
          </table:table-cell>
          <table:table-cell table:number-columns-repeated="2"/>
          <table:table-cell table:formula="of:=ABS(LN([.D17]/[.$D$3])/([.A17]/100)^2)*[.$B$33]*[.A17]+100/([.D17]*[.A17])*SQRT([.D17])+100/([.$D$3]*[.A17])*SQRT([.$D$3])" office:value-type="float" office:value="7.96792646349454">
            <text:p>7,97</text:p>
          </table:table-cell>
          <table:table-cell table:style-name="ce2" table:formula="of:=LN(2)/[.E17]^2*[.J17]" office:value-type="float" office:value="0.00175517019665312">
            <text:p>0,00176</text:p>
          </table:table-cell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float" office:value="1435">
            <text:p>1435</text:p>
          </table:table-cell>
          <table:table-cell office:value-type="float" office:value="2">
            <text:p>2</text:p>
          </table:table-cell>
          <table:table-cell table:formula="of:=([.B18]-[.$B$29])/[.C18]" office:value-type="float" office:value="678.666666666667">
            <text:p>678,67</text:p>
          </table:table-cell>
          <table:table-cell table:formula="of:=-LN([.D18]/[.$D$3])/([.A18]/100)" office:value-type="float" office:value="52.7689020933165">
            <text:p>52,77</text:p>
          </table:table-cell>
          <table:table-cell/>
          <table:table-cell table:style-name="ce6" table:formula="of:=LN(2)/[.E18]" office:value-type="float" office:value="0.0131355240124986">
            <text:p>0,0131</text:p>
          </table:table-cell>
          <table:table-cell table:number-columns-repeated="2"/>
          <table:table-cell table:formula="of:=ABS(LN([.D18]/[.$D$3])/([.A18]/100)^2)*[.$B$33]*[.A18]+100/([.D18]*[.A18])*SQRT([.D18])+100/([.$D$3]*[.A18])*SQRT([.$D$3])" office:value-type="float" office:value="6.12863795424702">
            <text:p>6,13</text:p>
          </table:table-cell>
          <table:table-cell table:style-name="ce2" table:formula="of:=LN(2)/[.E18]^2*[.J18]" office:value-type="float" office:value="0.00152557411313127">
            <text:p>0,00153</text:p>
          </table:table-cell>
        </table:table-row>
        <table:table-row table:style-name="ro1">
          <table:table-cell table:style-name="ce1" office:value-type="float" office:value="2">
            <text:p>2,0</text:p>
          </table:table-cell>
          <table:table-cell office:value-type="float" office:value="1152">
            <text:p>1152</text:p>
          </table:table-cell>
          <table:table-cell office:value-type="float" office:value="2">
            <text:p>2</text:p>
          </table:table-cell>
          <table:table-cell table:formula="of:=([.B19]-[.$B$29])/[.C19]" office:value-type="float" office:value="537.166666666667">
            <text:p>537,17</text:p>
          </table:table-cell>
          <table:table-cell table:formula="of:=-LN([.D19]/[.$D$3])/([.A19]/100)" office:value-type="float" office:value="51.2677603907334">
            <text:p>51,27</text:p>
          </table:table-cell>
          <table:table-cell/>
          <table:table-cell table:style-name="ce6" table:formula="of:=LN(2)/[.E19]" office:value-type="float" office:value="0.0135201377098819">
            <text:p>0,0135</text:p>
          </table:table-cell>
          <table:table-cell table:number-columns-repeated="2"/>
          <table:table-cell table:formula="of:=ABS(LN([.D19]/[.$D$3])/([.A19]/100)^2)*[.$B$33]*[.A19]+100/([.D19]*[.A19])*SQRT([.D19])+100/([.$D$3]*[.A19])*SQRT([.$D$3])" office:value-type="float" office:value="5.24369584782693">
            <text:p>5,24</text:p>
          </table:table-cell>
          <table:table-cell table:style-name="ce2" table:formula="of:=LN(2)/[.E19]^2*[.J19]" office:value-type="float" office:value="0.00138284741582296">
            <text:p>0,00138</text:p>
          </table:table-cell>
        </table:table-row>
        <table:table-row table:style-name="ro1">
          <table:table-cell table:style-name="ce1" office:value-type="float" office:value="2.5">
            <text:p>2,5</text:p>
          </table:table-cell>
          <table:table-cell office:value-type="float" office:value="879">
            <text:p>879</text:p>
          </table:table-cell>
          <table:table-cell office:value-type="float" office:value="2">
            <text:p>2</text:p>
          </table:table-cell>
          <table:table-cell table:formula="of:=([.B20]-[.$B$29])/[.C20]" office:value-type="float" office:value="400.666666666667">
            <text:p>400,67</text:p>
          </table:table-cell>
          <table:table-cell table:formula="of:=-LN([.D20]/[.$D$3])/([.A20]/100)" office:value-type="float" office:value="52.7413517590003">
            <text:p>52,74</text:p>
          </table:table-cell>
          <table:table-cell/>
          <table:table-cell table:style-name="ce6" table:formula="of:=LN(2)/[.E20]" office:value-type="float" office:value="0.0131423855749329">
            <text:p>0,0131</text:p>
          </table:table-cell>
          <table:table-cell table:number-columns-repeated="2"/>
          <table:table-cell table:formula="of:=ABS(LN([.D20]/[.$D$3])/([.A20]/100)^2)*[.$B$33]*[.A20]+100/([.D20]*[.A20])*SQRT([.D20])+100/([.$D$3]*[.A20])*SQRT([.$D$3])" office:value-type="float" office:value="4.87788250814863">
            <text:p>4,88</text:p>
          </table:table-cell>
          <table:table-cell table:style-name="ce2" table:formula="of:=LN(2)/[.E20]^2*[.J20]" office:value-type="float" office:value="0.00121549809728512">
            <text:p>0,00122</text:p>
          </table:table-cell>
        </table:table-row>
        <table:table-row table:style-name="ro1">
          <table:table-cell table:style-name="ce1" office:value-type="float" office:value="3">
            <text:p>3,0</text:p>
          </table:table-cell>
          <table:table-cell office:value-type="float" office:value="1744">
            <text:p>1744</text:p>
          </table:table-cell>
          <table:table-cell office:value-type="float" office:value="5">
            <text:p>5</text:p>
          </table:table-cell>
          <table:table-cell table:formula="of:=([.B21]-[.$B$29])/[.C21]" office:value-type="float" office:value="333.266666666667">
            <text:p>333,27</text:p>
          </table:table-cell>
          <table:table-cell table:formula="of:=-LN([.D21]/[.$D$3])/([.A21]/100)" office:value-type="float" office:value="50.0906883363563">
            <text:p>50,09</text:p>
          </table:table-cell>
          <table:table-cell/>
          <table:table-cell table:style-name="ce6" table:formula="of:=LN(2)/[.E21]" office:value-type="float" office:value="0.0138378449883838">
            <text:p>0,0138</text:p>
          </table:table-cell>
          <table:table-cell table:number-columns-repeated="2"/>
          <table:table-cell table:formula="of:=ABS(LN([.D21]/[.$D$3])/([.A21]/100)^2)*[.$B$33]*[.A21]+100/([.D21]*[.A21])*SQRT([.D21])+100/([.$D$3]*[.A21])*SQRT([.$D$3])" office:value-type="float" office:value="4.4404317040381">
            <text:p>4,44</text:p>
          </table:table-cell>
          <table:table-cell table:style-name="ce2" table:formula="of:=LN(2)/[.E21]^2*[.J21]" office:value-type="float" office:value="0.0012266951731503">
            <text:p>0,00123</text:p>
          </table:table-cell>
        </table:table-row>
        <table:table-row table:style-name="ro1">
          <table:table-cell table:style-name="ce1" office:value-type="float" office:value="3.5">
            <text:p>3,5</text:p>
          </table:table-cell>
          <table:table-cell office:value-type="float" office:value="1359">
            <text:p>1359</text:p>
          </table:table-cell>
          <table:table-cell office:value-type="float" office:value="5">
            <text:p>5</text:p>
          </table:table-cell>
          <table:table-cell table:formula="of:=([.B22]-[.$B$29])/[.C22]" office:value-type="float" office:value="256.266666666667">
            <text:p>256,27</text:p>
          </table:table-cell>
          <table:table-cell table:formula="of:=-LN([.D22]/[.$D$3])/([.A22]/100)" office:value-type="float" office:value="50.4412871832593">
            <text:p>50,44</text:p>
          </table:table-cell>
          <table:table-cell/>
          <table:table-cell table:style-name="ce6" table:formula="of:=LN(2)/[.E22]" office:value-type="float" office:value="0.0137416632141376">
            <text:p>0,0137</text:p>
          </table:table-cell>
          <table:table-cell table:number-columns-repeated="2"/>
          <table:table-cell table:formula="of:=ABS(LN([.D22]/[.$D$3])/([.A22]/100)^2)*[.$B$33]*[.A22]+100/([.D22]*[.A22])*SQRT([.D22])+100/([.$D$3]*[.A22])*SQRT([.$D$3])" office:value-type="float" office:value="4.28851556273072">
            <text:p>4,29</text:p>
          </table:table-cell>
          <table:table-cell table:style-name="ce2" table:formula="of:=LN(2)/[.E22]^2*[.J22]" office:value-type="float" office:value="0.00116831547810286">
            <text:p>0,00117</text:p>
          </table:table-cell>
        </table:table-row>
        <table:table-row table:style-name="ro1">
          <table:table-cell table:style-name="ce1" office:value-type="float" office:value="4">
            <text:p>4,0</text:p>
          </table:table-cell>
          <table:table-cell office:value-type="float" office:value="1056">
            <text:p>1056</text:p>
          </table:table-cell>
          <table:table-cell office:value-type="float" office:value="5">
            <text:p>5</text:p>
          </table:table-cell>
          <table:table-cell table:formula="of:=([.B23]-[.$B$29])/[.C23]" office:value-type="float" office:value="195.666666666667">
            <text:p>195,67</text:p>
          </table:table-cell>
          <table:table-cell table:formula="of:=-LN([.D23]/[.$D$3])/([.A23]/100)" office:value-type="float" office:value="50.8812772310516">
            <text:p>50,88</text:p>
          </table:table-cell>
          <table:table-cell/>
          <table:table-cell table:style-name="ce6" table:formula="of:=LN(2)/[.E23]" office:value-type="float" office:value="0.0136228337471241">
            <text:p>0,0136</text:p>
          </table:table-cell>
          <table:table-cell table:number-columns-repeated="2"/>
          <table:table-cell table:formula="of:=ABS(LN([.D23]/[.$D$3])/([.A23]/100)^2)*[.$B$33]*[.A23]+100/([.D23]*[.A23])*SQRT([.D23])+100/([.$D$3]*[.A23])*SQRT([.$D$3])" office:value-type="float" office:value="4.21407925714968">
            <text:p>4,21</text:p>
          </table:table-cell>
          <table:table-cell table:style-name="ce2" table:formula="of:=LN(2)/[.E23]^2*[.J23]" office:value-type="float" office:value="0.00112826768983542">
            <text:p>0,00113</text:p>
          </table:table-cell>
        </table:table-row>
        <table:table-row table:style-name="ro1">
          <table:table-cell table:style-name="ce1" office:value-type="float" office:value="4.5">
            <text:p>4,5</text:p>
          </table:table-cell>
          <table:table-cell office:value-type="float" office:value="894">
            <text:p>894</text:p>
          </table:table-cell>
          <table:table-cell office:value-type="float" office:value="5">
            <text:p>5</text:p>
          </table:table-cell>
          <table:table-cell table:formula="of:=([.B24]-[.$B$29])/[.C24]" office:value-type="float" office:value="163.266666666667">
            <text:p>163,27</text:p>
          </table:table-cell>
          <table:table-cell table:formula="of:=-LN([.D24]/[.$D$3])/([.A24]/100)" office:value-type="float" office:value="49.2506392122687">
            <text:p>49,25</text:p>
          </table:table-cell>
          <table:table-cell/>
          <table:table-cell table:style-name="ce6" table:formula="of:=LN(2)/[.E24]" office:value-type="float" office:value="0.0140738717638263">
            <text:p>0,0141</text:p>
          </table:table-cell>
          <table:table-cell table:number-columns-repeated="2"/>
          <table:table-cell table:formula="of:=ABS(LN([.D24]/[.$D$3])/([.A24]/100)^2)*[.$B$33]*[.A24]+100/([.D24]*[.A24])*SQRT([.D24])+100/([.$D$3]*[.A24])*SQRT([.$D$3])" office:value-type="float" office:value="4.03715121001697">
            <text:p>4,04</text:p>
          </table:table-cell>
          <table:table-cell table:style-name="ce2" table:formula="of:=LN(2)/[.E24]^2*[.J24]" office:value-type="float" office:value="0.00115365707592281">
            <text:p>0,00115</text:p>
          </table:table-cell>
        </table:table-row>
        <table:table-row table:style-name="ro1">
          <table:table-cell table:style-name="ce1" office:value-type="float" office:value="5">
            <text:p>5,0</text:p>
          </table:table-cell>
          <table:table-cell office:value-type="float" office:value="718">
            <text:p>718</text:p>
          </table:table-cell>
          <table:table-cell office:value-type="float" office:value="5">
            <text:p>5</text:p>
          </table:table-cell>
          <table:table-cell table:formula="of:=([.B25]-[.$B$29])/[.C25]" office:value-type="float" office:value="128.066666666667">
            <text:p>128,07</text:p>
          </table:table-cell>
          <table:table-cell table:formula="of:=-LN([.D25]/[.$D$3])/([.A25]/100)" office:value-type="float" office:value="49.1822531747141">
            <text:p>49,18</text:p>
          </table:table-cell>
          <table:table-cell/>
          <table:table-cell table:style-name="ce6" table:formula="of:=LN(2)/[.E25]" office:value-type="float" office:value="0.0140934409429682">
            <text:p>0,0141</text:p>
          </table:table-cell>
          <table:table-cell table:number-columns-repeated="2"/>
          <table:table-cell table:formula="of:=ABS(LN([.D25]/[.$D$3])/([.A25]/100)^2)*[.$B$33]*[.A25]+100/([.D25]*[.A25])*SQRT([.D25])+100/([.$D$3]*[.A25])*SQRT([.$D$3])" office:value-type="float" office:value="4.00548552925569">
            <text:p>4,01</text:p>
          </table:table-cell>
          <table:table-cell table:style-name="ce2" table:formula="of:=LN(2)/[.E25]^2*[.J25]" office:value-type="float" office:value="0.0011477935659829">
            <text:p>0,00115</text:p>
          </table:table-cell>
        </table:table-row>
        <table:table-row table:style-name="ro1">
          <table:table-cell table:number-columns-repeated="3"/>
          <table:table-cell table:style-name="ce3" office:value-type="string">
            <text:p>Mittelwert:</text:p>
          </table:table-cell>
          <table:table-cell table:formula="of:=AVERAGE([.E15:.E25])" office:value-type="float" office:value="51.8409593296253">
            <text:p>51,84</text:p>
          </table:table-cell>
          <table:table-cell/>
          <table:table-cell table:style-name="ce6" table:formula="of:=AVERAGE([.G15:.G25])" office:value-type="float" office:value="0.0133970800321584">
            <text:p>0,0134</text:p>
          </table:table-cell>
          <table:table-cell table:number-columns-repeated="2"/>
          <table:table-cell table:formula="of:=AVERAGE([.J15:.J25])" office:value-type="float" office:value="5.82609746103154">
            <text:p>5,83</text:p>
          </table:table-cell>
          <table:table-cell table:style-name="ce2" table:formula="of:=LN(2)/[.E26]^2*[.J26]" office:value-type="float" office:value="0.00150264761748908">
            <text:p>0,0015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Stdabw:</text:p>
          </table:table-cell>
          <table:table-cell table:formula="of:=STDEV([.E15:.E25])" office:value-type="float" office:value="2.4639134260912">
            <text:p>2,46</text:p>
          </table:table-cell>
          <table:table-cell table:style-name="ce5" table:formula="of:=[.E27]/[.E26]" office:value-type="percentage" office:value="0.0475283146367849">
            <text:p>4,75%</text:p>
          </table:table-cell>
          <table:table-cell table:style-name="ce6" table:formula="of:=STDEV([.G15:.G25])" office:value-type="float" office:value="0.000618381960490713">
            <text:p>0,0006</text:p>
          </table:table-cell>
          <table:table-cell table:style-name="ce5" table:formula="of:=[.G27]/[.G26]" office:value-type="percentage" office:value="0.0461579656915049">
            <text:p>4,62%</text:p>
          </table:table-cell>
          <table:table-cell table:number-columns-repeated="3"/>
        </table:table-row>
        <table:table-row table:style-name="ro1">
          <table:table-cell office:value-type="string">
            <text:p>Nulleffekt</text:p>
          </table:table-cell>
          <table:table-cell office:value-type="string">
            <text:p>MW: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f:=AVERAGE([.A29:.A31])" office:value-type="float" office:value="77.6666666666667">
            <text:p>77,67</text:p>
          </table:table-cell>
          <table:table-cell/>
          <table:table-cell office:value-type="string" table:number-columns-spanned="2" table:number-rows-spanned="1">
            <text:p>*: inkl. Nulleffekt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ehler. Länge</text:p>
          </table:table-cell>
          <table:table-cell table:style-name="ce2" office:value-type="float" office:value="0.00035">
            <text:p>0,00035</text:p>
          </table:table-cell>
          <table:table-cell office:value-type="string">
            <text:p>pro Klotz</text:p>
          </table:table-cell>
          <table:table-cell table:number-columns-repeated="8"/>
        </table:table-row>
        <table:table-row table:style-name="ro1" table:number-rows-repeated="6550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.11.2009</text:date>, <text:time>17:1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6T16:06:09</meta:creation-date>
    <dc:date>2009-11-26T17:10:02</dc:date>
    <meta:editing-duration>PT01H03M55S</meta:editing-duration>
    <meta:editing-cycles>25</meta:editing-cycles>
    <meta:generator>OpenOffice.org/3.1$Unix OpenOffice.org_project/310m19$Build-9420</meta:generator>
    <meta:print-date>2009-11-26T17:09:05</meta:print-date>
    <meta:document-statistic meta:table-count="3" meta:cell-count="192" meta:object-count="0"/>
  </office:meta>
</office:document-meta>
</file>